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Standard" style:list-style-name="L25"/>
    <style:style style:name="P41" style:family="paragraph" style:parent-style-name="Standard" style:list-style-name="L33"/>
    <style:style style:name="P42"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2"/>
    <style:style style:name="P65" style:family="paragraph" style:parent-style-name="Text_20_body" style:list-style-name="L23"/>
    <style:style style:name="P66" style:family="paragraph" style:parent-style-name="Text_20_body" style:list-style-name="L24"/>
    <style:style style:name="P67" style:family="paragraph" style:parent-style-name="Text_20_body" style:list-style-name="L26"/>
    <style:style style:name="P68" style:family="paragraph" style:parent-style-name="Text_20_body" style:list-style-name="L27"/>
    <style:style style:name="P69" style:family="paragraph" style:parent-style-name="Text_20_body" style:list-style-name="L28"/>
    <style:style style:name="P70" style:family="paragraph" style:parent-style-name="Text_20_body" style:list-style-name="L29"/>
    <style:style style:name="P71" style:family="paragraph" style:parent-style-name="Text_20_body" style:list-style-name="L30"/>
    <style:style style:name="P72" style:family="paragraph" style:parent-style-name="Text_20_body" style:list-style-name="L31"/>
    <style:style style:name="P73" style:family="paragraph" style:parent-style-name="Text_20_body" style:list-style-name="L32"/>
    <style:style style:name="P74" style:family="paragraph" style:parent-style-name="Text_20_body" style:list-style-name="L34"/>
    <style:style style:name="P75" style:family="paragraph" style:parent-style-name="Text_20_body" style:list-style-name="L35"/>
    <style:style style:name="P76" style:family="paragraph" style:parent-style-name="Text_20_body" style:list-style-name="L22">
      <style:paragraph-properties fo:margin-left="1.251cm" fo:margin-right="0cm" fo:text-indent="0cm" style:auto-text-indent="false"/>
    </style:style>
    <style:style style:name="P77" style:family="paragraph" style:parent-style-name="Text_20_body" style:list-style-name="L27">
      <style:paragraph-properties fo:margin-left="1.251cm" fo:margin-right="0cm" fo:text-indent="0cm" style:auto-text-indent="false"/>
    </style:style>
    <style:style style:name="P78" style:family="paragraph" style:parent-style-name="Text_20_body" style:list-style-name="L33">
      <style:paragraph-properties fo:margin-left="2.205cm" fo:margin-right="0cm" fo:text-indent="0cm" style:auto-text-indent="false"/>
    </style:style>
    <style:style style:name="P79" style:family="paragraph" style:parent-style-name="Heading_20_1" style:master-page-name="">
      <style:paragraph-properties style:page-number="auto" fo:break-before="page"/>
    </style:style>
    <style:style style:name="P80" style:family="paragraph" style:parent-style-name="Heading_20_1" style:master-page-name="">
      <style:paragraph-properties style:page-number="auto" fo:break-before="page">
        <style:tab-stops/>
      </style:paragraph-properties>
    </style:style>
    <style:style style:name="P81" style:family="paragraph" style:parent-style-name="Heading_20_1" style:master-page-name="">
      <style:paragraph-properties style:page-number="auto" fo:break-before="auto" fo:break-after="auto"/>
    </style:style>
    <style:style style:name="P82" style:family="paragraph" style:parent-style-name="Heading_20_3" style:master-page-name="">
      <style:paragraph-properties style:page-number="auto" fo:break-before="page"/>
    </style:style>
    <style:style style:name="P83" style:family="paragraph" style:parent-style-name="Heading_20_2" style:master-page-name="">
      <style:paragraph-properties style:page-number="auto" fo:break-before="page"/>
    </style:style>
    <style:style style:name="P84" style:family="paragraph" style:parent-style-name="Corps_20_de_20_texte.Paragraph" style:list-style-name="L22">
      <style:paragraph-properties fo:margin-left="1.251cm" fo:margin-right="0cm" fo:text-indent="0cm" style:auto-text-indent="false"/>
    </style:style>
    <style:style style:name="P85" style:family="paragraph" style:parent-style-name="hlp_5f_list_5f_dot" style:list-style-name="hlp_5f_list_5f_dot"/>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7" style:family="paragraph">
      <style:paragraph-properties fo:text-align="start"/>
      <style:text-properties style:text-line-through-style="none" style:font-name="Arial4" fo:font-size="10pt" fo:font-style="normal" style:text-underline-style="none" fo:font-weight="normal"/>
    </style:style>
    <style:style style:name="P88" style:family="paragraph">
      <style:paragraph-properties fo:text-align="center"/>
      <style:text-properties style:text-line-through-style="none" style:font-name="Arial4" fo:font-size="11pt" fo:font-style="normal" style:text-underline-style="none" fo:font-weight="normal"/>
    </style:style>
    <style:style style:name="P89"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style:use-window-font-color="true" style:font-name="Bitstream Vera Sans" fo:font-size="8pt" fo:language="en" fo:country="US"/>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ywoo-0.99.0.oxt&#13;Update file created : pywoo.update.xml&#13;&#13;12.08.2022 11:31:1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oo-A-0.99.0.oxt&#13;Update file created : pywoo-A.update.xml&#13;&#13;30.12.2021 13:54:2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aveYw-L-1.0.0.oxt&#13;&#13;08.06.2020 13:11:2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31"/>
      <text:p text:style-name="P32">Extension Compiler</text:p>
      <text:p text:style-name="TitreDoc">Description and Tool for</text:p>
      <text:p text:style-name="TitreDoc">tools eExtension : <text:file-name text:display="name">pywoo</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235225910076467926" text:style-name="L1">
        <text:list-item>
          <text:p text:style-name="P43">Basic macros with add-on buttons and / or menus (just like the old Add-On concept)</text:p>
        </text:list-item>
        <text:list-item>
          <text:p text:style-name="P43">Java, JavaScript, Beanshell, Python based scripts with add-on buttons and / or menus</text:p>
        </text:list-item>
        <text:list-item>
          <text:p text:style-name="P43">Only a script library or dialog library without any addition or change in buttons or menu </text:p>
        </text:list-item>
        <text:list-item>
          <text:p text:style-name="P43">Configuration files, including changes (mergings) in existing menus and toolbars</text:p>
        </text:list-item>
        <text:list-item>
          <text:p text:style-name="P43">Extensions containing Uno components</text:p>
        </text:list-item>
        <text:list-item>
          <text:p text:style-name="P43">Extensions using libraries in native computer language.</text:p>
        </text:list-item>
        <text:list-item>
          <text:p text:style-name="P43">Or a mix of the elements above.</text:p>
        </text:list-item>
        <text:list-item>
          <text:p text:style-name="P43">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282978664054381891" text:style-name="L2">
        <text:list-item>
          <text:p text:style-name="P44">Version 2.1.2 :</text:p>
        </text:list-item>
      </text:list>
      <text:list xml:id="list6042011054439188615" text:style-name="L3">
        <text:list-item>
          <text:list>
            <text:list-item>
              <text:p text:style-name="P45">Localized help : resolved non-functional hyperlink due to API incompatibility introduced by Apache OpenOffice 4.1 (and LibreOffice 4.0).</text:p>
            </text:list-item>
          </text:list>
        </text:list-item>
      </text:list>
      <text:list xml:id="list31541414" text:continue-list="list3282978664054381891" text:style-name="L2">
        <text:list-item>
          <text:p text:style-name="P44">Version 2.1.1 :</text:p>
        </text:list-item>
      </text:list>
      <text:list xml:id="list2491742467131587508" text:style-name="L4">
        <text:list-item>
          <text:list>
            <text:list-item>
              <text:p text:style-name="P46">Documentation chapter 3.7.10 <text:span text:style-name="InstructionMacro">setMergePoint</text:span>, the list of commands for Arg2 was incorrect.</text:p>
            </text:list-item>
            <text:list-item>
              <text:p text:style-name="P46">Example in module Template7 had an incorrect argument Arg3 in <text:span text:style-name="InstructionMacro">setMergePoint</text:span>.</text:p>
            </text:list-item>
            <text:list-item>
              <text:p text:style-name="P46">When creating an hyperlink in a help page, the keyword (internal, external, etc) is now recognized in any character case.</text:p>
            </text:list-item>
            <text:list-item>
              <text:p text:style-name="P46">Creation of localized help, hyperlink to an existing OpenOffice help page : the address of a help page displayed by the macro was incorrect when the page was found by a help search.</text:p>
            </text:list-item>
          </text:list>
        </text:list-item>
      </text:list>
      <text:list xml:id="list31548544" text:continue-list="list31541414" text:style-name="L2">
        <text:list-item>
          <text:p text:style-name="P44">Version 2.1.0 :</text:p>
        </text:list-item>
      </text:list>
      <text:list xml:id="list7277923410242130897" text:style-name="L5">
        <text:list-item>
          <text:list>
            <text:list-item>
              <text:p text:style-name="P47">An extension can define several toolbars (instead of only one).</text:p>
            </text:list-item>
            <text:list-item>
              <text:p text:style-name="P47">The list of Application contexts is revised, see chapter 3.5.</text:p>
            </text:list-item>
            <text:list-item>
              <text:p text:style-name="P47">The argument of <text:span text:style-name="InstructionMacro">beginMergeInstruction</text:span> becomes mandatory.</text:p>
            </text:list-item>
          </text:list>
        </text:list-item>
      </text:list>
      <text:list xml:id="list31547467" text:continue-list="list31548544" text:style-name="L2">
        <text:list-item>
          <text:p text:style-name="P44">Version 2.0.0 :</text:p>
        </text:list-item>
      </text:list>
      <text:list xml:id="list5178674443117663422" text:style-name="L6">
        <text:list-item>
          <text:list>
            <text:list-item>
              <text:p text:style-name="P48">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8"><text:s/>As a consequence of above, block <text:span text:style-name="InstructionMacro">Dependencies</text:span> and instruction <text:span text:style-name="InstructionMacro">setOOoDependency</text:span> are suppressed.</text:p>
            </text:list-item>
            <text:list-item>
              <text:p text:style-name="P48">Arg3 of <text:span text:style-name="InstructionMacro">beginDescription</text:span> is no longer used.</text:p>
            </text:list-item>
            <text:list-item>
              <text:p text:style-name="P48">Syntax of Block <text:span text:style-name="InstructionMacro">UpdateInformation</text:span> and instruction <text:span text:style-name="InstructionMacro">setUpdateSource</text:span> have changed.</text:p>
            </text:list-item>
            <text:list-item>
              <text:p text:style-name="P48">Syntax of instruction <text:span text:style-name="InstructionMacro">setLicense</text:span> has changed.</text:p>
            </text:list-item>
            <text:list-item>
              <text:p text:style-name="P48">Some obsolete extension features are no longer supported. Compiled extensions now need OpenOffice.org version 2.4 or more recent (LibreOffice, Apache OpenOffice).</text:p>
            </text:list-item>
            <text:list-item>
              <text:p text:style-name="P48">Macros of this document are now published under Apache License version 2.0.</text:p>
            </text:list-item>
          </text:list>
        </text:list-item>
      </text:list>
      <text:list xml:id="list31555095" text:continue-list="list31547467" text:style-name="L2">
        <text:list-item>
          <text:p text:style-name="P44">Version 1.5.3 :</text:p>
        </text:list-item>
      </text:list>
      <text:list xml:id="list1151129196072154963" text:style-name="L7">
        <text:list-item>
          <text:list>
            <text:list-item>
              <text:p text:style-name="P49">Help pages containing an hyperlink to an OpenOffice help page : a macro provides now the address of the page. See explanations at <text:span text:style-name="T8">Page7 : Hyperlinks</text:span>.</text:p>
            </text:list-item>
            <text:list-item>
              <text:p text:style-name="P49">The license examples are purged from the directives for use which are not part of the license itself.</text:p>
            </text:list-item>
            <text:list-item>
              <text:p text:style-name="P49">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764855611049144761" text:style-name="L8">
        <text:list-item>
          <text:p text:style-name="P50">Basic library Standard, Module1 : your instruction inside the Sub myExtension</text:p>
        </text:list-item>
        <text:list-item>
          <text:p text:style-name="P50"><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0">Localized <text:a xlink:type="simple" xlink:href="#6.4.2.Help pages for ExtensionCompiler|outline" text:style-name="Internet_20_link" text:visited-style-name="Visited_20_Internet_20_Link">help text pages and trees</text:a>.</text:p>
        </text:list-item>
      </text:list>
      <text:h text:style-name="P79"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ywoo</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8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7" svg:width="0.802cm" svg:height="0.451cm" svg:x="2.3cm" svg:y="0.199cm" draw:control="control1"/><draw:control text:anchor-type="paragraph" draw:z-index="4" draw:style-name="gr1" draw:text-style-name="P87"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7" svg:width="0.802cm" svg:height="0.451cm" svg:x="2.304cm" svg:y="0.199cm" draw:control="control3"/><draw:control text:anchor-type="paragraph" draw:z-index="6" draw:style-name="gr1" draw:text-style-name="P87" svg:width="9cm" svg:height="0.451cm" svg:x="3.6cm" svg:y="0.196cm" draw:control="control4"/>To version</text:p>
      <text:p text:style-name="Frame_20_contents"/>
      <text:p text:style-name="Frame_20_contents"/>
      <text:p text:style-name="Frame_20_contents"><draw:control text:anchor-type="paragraph" draw:z-index="7" draw:style-name="gr1" draw:text-style-name="P88" svg:width="8.362cm" svg:height="0.689cm" svg:x="3.621cm" svg:y="0.252cm" draw:control="control5"/></text:p>
      <text:p text:style-name="Frame_20_contents"/>
      <text:p text:style-name="P34">Compilation results</text:p>
      <text:p text:style-name="P34"><draw:control text:anchor-type="paragraph" draw:z-index="8" draw:style-name="gr1" draw:text-style-name="P89"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8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7" svg:width="0.802cm" svg:height="0.451cm" svg:x="2.33cm" svg:y="0.199cm" draw:control="control6"/><draw:control text:anchor-type="paragraph" draw:z-index="11" draw:style-name="gr1" draw:text-style-name="P87"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7" svg:width="0.802cm" svg:height="0.451cm" svg:x="2.33cm" svg:y="0.199cm" draw:control="control8"/><draw:control text:anchor-type="paragraph" draw:z-index="13" draw:style-name="gr1" draw:text-style-name="P87"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8"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9"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7" svg:width="0.802cm" svg:height="0.451cm" svg:x="2.33cm" svg:y="0.199cm" draw:control="control11"/><draw:control text:anchor-type="paragraph" draw:z-index="18" draw:style-name="gr1" draw:text-style-name="P87"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8"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9" svg:width="14.001cm" svg:height="4.001cm" svg:x="0.4cm" svg:y="0.459cm" draw:control="control16"/></text:p>
      <text:p text:style-name="Frame_20_contents"/>
     </draw:text-box>
    </draw:frame></text:p>
      <text:h text:style-name="P79"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6109609101213193305" text:style-name="L9">
        <text:list-item>
          <text:p text:style-name="P51">Description</text:p>
        </text:list-item>
        <text:list-item>
          <text:p text:style-name="P51">Annexes</text:p>
        </text:list-item>
        <text:list-item>
          <text:p text:style-name="P51">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611950284612163997" text:style-name="L10">
        <text:list-item>
          <text:p text:style-name="P52">Script libraries (Basic, JavaScript, Python, etc) or Dialog libraries, or other non-component libraries,</text:p>
        </text:list-item>
        <text:list-item>
          <text:p text:style-name="P52">shared component libraries,</text:p>
        </text:list-item>
        <text:list-item>
          <text:p text:style-name="P52">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552804203915225801" text:style-name="L11">
        <text:list-item>
          <text:p text:style-name="P53">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817931992804654502" text:style-name="L12">
        <text:list-item text:start-value="1">
          <text:p text:style-name="P54">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4">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3">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989627392932972817" text:style-name="L13">
        <text:list-item>
          <text:p text:style-name="P55">A Feed file contains the internet addresses for one or more Update Information files (each for an extension).</text:p>
        </text:list-item>
        <text:list-item>
          <text:p text:style-name="P55">The Update Information File mainly contains dependency information about the new version, and :</text:p>
        </text:list-item>
      </text:list>
      <text:list xml:id="list2853694199540021252" text:style-name="L14">
        <text:list-item>
          <text:p text:style-name="P56">either the internet address to download the new version of the extension</text:p>
        </text:list-item>
        <text:list-item>
          <text:p text:style-name="P56">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5631691296599196911" text:style-name="L15">
        <text:list-item text:start-value="1">
          <text:p text:style-name="P57">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7">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6286632412038188416" text:style-name="L16">
        <text:list-item>
          <text:p text:style-name="P58">Arg1 : <text:span text:style-name="InstructionMacro">String</text:span> : mandatory : <text:span text:style-name="InstructionMacro">"File"</text:span> or <text:span text:style-name="InstructionMacro">"Schema"</text:span></text:p>
        </text:list-item>
        <text:list-item>
          <text:p text:style-name="P58">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928565567445662285" text:style-name="L17">
        <text:list-item>
          <text:p text:style-name="P59">Arg1 : <text:span text:style-name="InstructionMacro">String</text:span> : mandatory, type of control used for the button</text:p>
        </text:list-item>
      </text:list>
      <text:list xml:id="list9150199662908332049" text:style-name="L18">
        <text:list-item>
          <text:p text:style-name="P60">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903801552011425972" text:style-name="L19">
        <text:list-item>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780156698431367748" text:style-name="L20">
        <text:list-item text:start-value="1">
          <text:p text:style-name="P62">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2">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2">Arg1 : <text:span text:style-name="InstructionMacro">String</text:span> : mandatory ; URL path to an image file ; the path is relative to the extension folder.</text:p>
        </text:list-item>
        <text:list-item text:start-value="1">
          <text:p text:style-name="P62">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6570642037904510629" text:style-name="L21">
        <text:list-item>
          <text:p text:style-name="P63">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1539618224677823283" text:style-name="L22">
        <text:list-item>
          <text:p text:style-name="P64">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6">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6">if at installation, no license is appropriate for the locale, the first license is displayed.</text:p>
        </text:list-item>
        <text:list-item>
          <text:p text:style-name="P64">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3">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3">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3">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3">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5171730216707276965" text:style-name="L23">
        <text:list-item>
          <text:p text:style-name="P65">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5">Arg1 : <text:span text:style-name="InstructionMacro">String</text:span> : mandatory ; property name</text:p>
        </text:list-item>
        <text:list-item>
          <text:p text:style-name="P65">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publisher.</text:p>
        </text:list-item>
        <text:list-item>
          <text:p text:style-name="P61">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834829823422594234" text:style-name="L24">
        <text:list-item>
          <text:p text:style-name="P66">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4821092452959161870"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84949344576459311" text:style-name="L26">
        <text:list-item text:start-value="1">
          <text:p text:style-name="P67">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7">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353743383493483954" text:style-name="L27">
        <text:list-item>
          <text:p text:style-name="P68">Arg1 : <text:span text:style-name="InstructionMacro">String</text:span> : how to find the update.xml file</text:p>
        </text:list-item>
        <text:list-item>
          <text:p text:style-name="P77"><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7"><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8">Arg2 : <text:span text:style-name="InstructionMacro">String</text:span> : how to find the oxt file</text:p>
        </text:list-item>
        <text:list-item>
          <text:p text:style-name="P77"><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7"><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658332300392536791" text:style-name="L28">
        <text:list-item>
          <text:p text:style-name="P69">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9">Arg2 : <text:span text:style-name="InstructionMacro">String</text:span> : the library name (which is also the name of the folder containing the Basic library).</text:p>
        </text:list-item>
        <text:list-item>
          <text:p text:style-name="P69">Arg3 : <text:span text:style-name="InstructionMacro">String</text:span> : the name of the module containing the macro.</text:p>
        </text:list-item>
        <text:list-item>
          <text:p text:style-name="P69">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1540389517630892144" text:style-name="L29">
        <text:list-item>
          <text:p text:style-name="P70">Arg1 : <text:span text:style-name="InstructionMacro">String</text:span> : <text:span text:style-name="InstructionMacro">"BeanShell"</text:span></text:p>
        </text:list-item>
        <text:list-item>
          <text:p text:style-name="P70">Arg2 : <text:span text:style-name="InstructionMacro">String</text:span> : the library name (which is also the name of the folder containing the BeanShell library).</text:p>
        </text:list-item>
        <text:list-item>
          <text:p text:style-name="P70">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5551983638974229383" text:style-name="L30">
        <text:list-item>
          <text:p text:style-name="P71">Arg1 : <text:span text:style-name="InstructionMacro">String</text:span> : <text:span text:style-name="InstructionMacro">"JavaScript"</text:span></text:p>
        </text:list-item>
        <text:list-item>
          <text:p text:style-name="P71">Arg2 : <text:span text:style-name="InstructionMacro">String</text:span> : the library name (which is also the name of the folder containing the JavaScript library).</text:p>
        </text:list-item>
        <text:list-item>
          <text:p text:style-name="P71">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6390650965561477883" text:style-name="L31">
        <text:list-item>
          <text:p text:style-name="P72">Arg1 : <text:span text:style-name="InstructionMacro">String</text:span> : <text:span text:style-name="InstructionMacro">"Java"</text:span></text:p>
        </text:list-item>
        <text:list-item>
          <text:p text:style-name="P72">Arg2 : <text:span text:style-name="InstructionMacro">String</text:span> : the library name (which is also the name of the folder containing the Java library).</text:p>
        </text:list-item>
        <text:list-item>
          <text:p text:style-name="P72">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2">Arg1 : <text:span text:style-name="InstructionMacro">String</text:span> : <text:span text:style-name="InstructionMacro">"Python"</text:span></text:p>
        </text:list-item>
        <text:list-item>
          <text:p text:style-name="P72">Arg2 : <text:span text:style-name="InstructionMacro">String</text:span> : the path to the Python file, relative to the extension folder</text:p>
        </text:list-item>
        <text:list-item>
          <text:p text:style-name="P72">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6871991795291245068" text:style-name="L32">
        <text:list-item>
          <text:p text:style-name="P73">Arg1 : <text:span text:style-name="InstructionMacro">String</text:span> : ""</text:p>
        </text:list-item>
        <text:list-item>
          <text:p text:style-name="P73">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5151688735079558476"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8"><text:span text:style-name="InstructionMacro">"Basic"</text:span> : folder containing the Basic Library (code and dialog modules)</text:p>
        </text:list-item>
        <text:list-item>
          <text:p text:style-name="P78"><text:span text:style-name="InstructionMacro">"Dialog"</text:span> : folder containing the Dialog Library (dialog modules only)</text:p>
        </text:list-item>
        <text:list-item>
          <text:p text:style-name="P78"><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8"><text:span text:style-name="InstructionMacro">"Python"</text:span> : folder containing the python file(s) containing the script(s)</text:p>
        </text:list-item>
        <text:list-item>
          <text:p text:style-name="P78"><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653305633117697205" text:style-name="L34">
        <text:list-item>
          <text:p text:style-name="P74">first create the library in My Macros with the user interface, and test your routines ;</text:p>
        </text:list-item>
        <text:list-item>
          <text:p text:style-name="P74">copy the folder that OOo created from your <text:span text:style-name="InstructionMacro">user/</text:span> folder to your extension folder ; for Basic, use the « Export as Basic library » facility</text:p>
        </text:list-item>
        <text:list-item>
          <text:p text:style-name="P74">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2">Arg1 : <text:span text:style-name="InstructionMacro">String</text:span> : begins with <text:span text:style-name="InstructionMacro">"media-type="</text:span> followed by the complete media type string</text:p>
        </text:list-item>
        <text:list-item>
          <text:p text:style-name="P72">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0"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9" text:outline-level="1"><text:bookmark-start text:name="__RefHeading__78142_325084090"/>Data used by extension <text:file-name text:display="name">pywoo</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yWriter project import and export</text:p>
      <text:p text:style-name="tooltipText"/>
      <text:p text:style-name="tooltipLang"><text:bookmark-start text:name="__RefHeading__44467_325084090"/>Tooltip de<text:bookmark-end text:name="__RefHeading__44467_325084090"/></text:p>
      <text:p text:style-name="descrText">yWriter-Projekt importieren und exportier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text:span text:style-name="T21">yWriter project import and export with Python.<text:line-break/></text:span><text:soft-page-break/><text:span text:style-name="T21"> <text:line-break/>Import from yw7 project:<text:line-break/>- Generate a "standard manuscript" formatted OpenDocument textfile from an yWriter 7 project.<text:line-break/><text:line-break/>Proof reading:<text:line-break/>- Import an yWriter 7 project into an OpenDocument file with chapter and scene markers.<text:line-break/>- Write back the proofread scenes to the yWriter 7 project file.<text:line-break/><text:line-break/>World building lists:<text:line-break/>- Generate character, location and item lists as OpenDocument spreadsheets.<text:line-break/>- Write back modified lists.<text:line-break/><text:line-break/>Cross references:<text:line-break/>- Generate an OpenDocument textfile with cross references such as scenes per character, scenes per tag etc.<text:line-break/><text:line-break/>Export to a yw7 project:<text:line-break/>- Generate a new yWriter 7 project from a work in progress or an outline.<text:line-break/><text:line-break/>Adds a submenu in the "File" menu.<text:line-break/>A Python 3.4+ installation is required.</text:span></text:p>
      <text:p text:style-name="descrLang"><text:bookmark-start text:name="__RefHeading__78156_325084090"/>Description de<text:bookmark-end text:name="__RefHeading__78156_325084090"/></text:p>
      <text:p text:style-name="descrText">yWriter-Projekt importieren und exportieren.<text:line-break/><text:line-break/>Aus einem yw7 Projekt importieren:<text:line-break/>- Eine mit "Normseiten" formatierte OpenDocument Textdatei aus einem yWriter 7 Projekt erzeugen.<text:line-break/><text:line-break/>Korrekturlesen:<text:line-break/>- Ein yWriter 7 Projekt in eine OpenDocument-Datei mit Kapitel- und Szenenmarkierungen importieren.<text:line-break/>- Korrekturgelesene Szenen in die yWriter 7 Projektdatei zurückschreiben.<text:line-break/><text:line-break/>Weltenbau-Listen:<text:line-break/>- Figuren-, Schauplatz- und Gegenstandslisten als OpenDocument-Tabellen importieren.<text:line-break/>- Geänderte Listen zurückschreiben.<text:line-break/><text:line-break/>Querverweise:<text:line-break/>- Eine OpenDocument Textdatei mit Querverweisen wie Szenen mit Figur, Szenen mit Tag usw. erzeugen. <text:s/><text:line-break/><text:line-break/>In ein yw7 Projekt exportieren:<text:line-break/>- Ein neues yWriter 7 Projekt aus einem Text (work in progress) oder einer Dokumentenstruktur (outline) erzeugen.<text:line-break/><text:line-break/>Fügt ein Untermenü im Menü "Datei" hinzu.<text:line-break/>Python 3.4+ muss installiert sei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text:soft-page-break/>A work-around consists in providing instead a short text like :</text:p>
      <text:p text:style-name="P8">This extension uses license aaa and license bbb. To read these licenses use the button xxx or the menu item yyy in the extension.</text:p>
      <text:list xml:id="list594136755451513623" text:style-name="L35">
        <text:list-item>
          <text:p text:style-name="P75">Create a Writer file containing the licenses (possibly in several languages). You can of course have a Table of Contents and use formatting. </text:p>
        </text:list-item>
        <text:list-item>
          <text:p text:style-name="P75">In order to provide a read-only text, convert the Writer file to PDF and store the PDF in the folder dedicated to your extension. </text:p>
        </text:list-item>
        <text:list-item>
          <text:p text:style-name="P75">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88213 (petert88213@gmail.com)</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51907683882530419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829043534291366076"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030990187513070175"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1536061"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624126221857159203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1814049634018379645"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112425742896747081"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05</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07</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07</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07</dc:date>
     <text:p>internal</text:p>
     <text:p>Page2</text:p>
     <text:p/>
    </office:annotation>Paragraph styles</text:p>
      <text:p text:style-name="P28"><office:annotation>
     <dc:creator>BM</dc:creator>
     <dc:date>2008-03-13T00:00:00.07</dc:date>
     <text:p>internal</text:p>
     <text:p>Page7</text:p>
     <text:p/>
    </office:annotation>Hyperlinks</text:p>
      <text:p text:style-name="hlp_5f_paragraph"><text:span text:style-name="T14"><office:annotation>
      <dc:creator>BM</dc:creator>
      <dc:date>2008-03-13T00:00:00.07</dc:date>
      <text:p>internal</text:p>
      <text:p>Page3</text:p>
      <text:p/>
     </office:annotation></text:span><text:span text:style-name="T14">Text formatting</text:span></text:p>
      <text:p text:style-name="P28"><office:annotation>
     <dc:creator>BM</dc:creator>
     <dc:date>2008-03-26T00:00:00.07</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08</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08</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08</dc:date>
     <text:p>external</text:p>
     <text:p>text/swriter/main0210.xhp</text:p>
     <text:p/>
    </office:annotation><text:span text:style-name="T14">Preview topic</text:span> </text:p>
      <text:p text:style-name="hlp_5f_paragraph">This hyperlink displays <text:s/><office:annotation>
     <dc:creator>BM</dc:creator>
     <dc:date>2008-03-15T00:00:00.08</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1547189" text:continue-list="list451907683882530419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1542995" text:continue-list="list31536061"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10</dc:date>
     <text:p text:style-name="P86"><text:span text:style-name="T24">image</text:span></text:p>
     <text:p text:style-name="P86"><text:span text:style-name="T24">Images/Help/dontfeedtrolls.gif</text:span></text:p>
     <text:p text:style-name="P86"><text:span text:style-name="T24">icon</text:span></text:p>
     <text:p text:style-name="P86"><text:span text:style-name="T24"/></text:p>
    </office:annotation> within a text.</text:p>
      <text:p text:style-name="hlp_5f_paragraph"><text:line-break/><text:line-break/>Now a bigger image in a blank line.</text:p>
      <text:p text:style-name="hlp_5f_paragraph"><office:annotation>
     <dc:creator>Bernard Marcelly</dc:creator>
     <dc:date>2009-01-24T10:50:50.10</dc:date>
     <text:p text:style-name="P86"><text:span text:style-name="T24">image</text:span></text:p>
     <text:p text:style-name="P86"><text:span text:style-name="T24">Images/Help/sailingShip.wmf</text:span></text:p>
     <text:p text:style-name="P86"><text:span text:style-name="T24">Old sailing ship</text:span></text:p>
     <text:p text:style-name="P86"><text:span text:style-name="T24"/></text:p>
    </office:annotation></text:p>
      <text:p text:style-name="hlp_5f_paragraph"/>
      <text:p text:style-name="hlp_5f_paragraph"><text:line-break/><text:line-break/>Finally an image<office:annotation>
     <dc:creator>Bernard Marcelly</dc:creator>
     <dc:date>2009-01-24T20:53:22.10</dc:date>
     <text:p text:style-name="P86"><text:span text:style-name="T24">imageOOo</text:span></text:p>
     <text:p text:style-name="P86"><text:span text:style-name="T24">sd/res/get1obj.png</text:span></text:p>
    </office:annotation> from OpenOffice resources</text:p>
      <text:p text:style-name="hlp_5f_page">Page10 : Creating the Help tree</text:p>
      <text:list xml:id="list31549499" text:continue-list="list31547189"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ywoo</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yWriter Import/Export</text:p>
      <text:p text:style-name="hlp_5f_head1">The pywoo extension for LibreOffice: Import and export yWriter 7 projects with Python</text:p>
      <text:p text:style-name="hlp_5f_head2">yWriter5 style proof reading</text:p>
      <text:p text:style-name="hlp_5f_head3">Load yWriter 7 chapters and scenes into an OpenDocument file with chapter and scene markers.</text:p>
      <text:p text:style-name="hlp_5f_paragraph">Please consider the following conventions:</text:p>
      <text:list xml:id="list31549616" text:continue-list="list31542995" text:style-name="hlp_5f_list_5f_dot">
        <text:list-item>
          <text:p text:style-name="hlp_5f_list_5f_dot">Text markup: Bold and italics are supported. Other highlighting such as underline and strikethrough are lost.</text:p>
        </text:list-item>
        <text:list-item>
          <text:p text:style-name="hlp_5f_list_5f_dot">All chapters and scenes will be exported, whether "used" or "unused".</text:p>
        </text:list-item>
      </text:list>
      <text:p text:style-name="hlp_5f_paragraph">Back up your yWriter project and close yWriter before.</text:p>
      <text:p text:style-name="hlp_5f_paragraph">The proof read document is placed in the same folder as the yWriter project.</text:p>
      <text:p text:style-name="hlp_5f_paragraph">Document's filename: <text:span text:style-name="hlp_5f_emph">&lt;yW project name&gt;_proof.odt</text:span>.</text:p>
      <text:p text:style-name="hlp_5f_head3">Write back the proofread scenes to the yWriter 7 project file.</text:p>
      <text:p text:style-name="hlp_5f_paragraph">The yWriter 7 project to rewrite must exist in the same folder as the document.</text:p>
      <text:p text:style-name="hlp_5f_paragraph">If both yw6 and yw7 project files exist, yw7 is rewritten. </text:p>
      <text:p text:style-name="hlp_5f_head2">Import from yw7 project</text:p>
      <text:p text:style-name="hlp_5f_head3">Generate a "standard manuscript pages" formatted OpenDocument textfile from an yWriter 7 project.</text:p>
      <text:p text:style-name="hlp_5f_paragraph">The document is placed in the same folder as the yWriter project.</text:p>
      <text:p text:style-name="hlp_5f_paragraph">Document's filename: <text:span text:style-name="hlp_5f_emph">&lt;yW project name&gt;.odt</text:span>.</text:p>
      <text:p text:style-name="hlp_5f_paragraph">The document contains chapter <text:span text:style-name="hlp_5f_emph">[ChID:x]</text:span> and scene <text:span text:style-name="hlp_5f_emph">[ScID:y]</text:span> markers according to yWriter 5 standard. <text:span text:style-name="hlp_5f_emph">Do not touch lines containing the markers </text:span>if you want to be able to reimport the document into yWriter.</text:p>
      <text:p text:style-name="hlp_5f_head2">Create a new yw7 project </text:p>
      <text:p text:style-name="hlp_5f_head3">Generate a new yWriter 7 project from a work in progress or an outline:</text:p>
      <text:p text:style-name="hlp_5f_paragraph">The new yWriter project is placed in the same folder as the document.</text:p>
      <text:p text:style-name="hlp_5f_paragraph">yWriter project's filename: <text:span text:style-name="hlp_5f_emph">&lt;document name&gt;.yw7</text:span>.</text:p>
      <text:p text:style-name="hlp_5f_paragraph">Existing yWriter 7 projects will not be overwritten.</text:p>
      <text:p text:style-name="hlp_5f_paragraph"/>
      <text:p text:style-name="hlp_5f_head5">Formatting a work in progress:</text:p>
      <text:p text:style-name="hlp_5f_paragraph"><text:soft-page-break/>A work in progress has no third level heading.</text:p>
      <text:list xml:id="list31535372"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P85"><text:span text:style-name="hlp_5f_emph">* * *</text:span> <text:s/>--&gt; <text:s/>Scene divider (unless there is a heading).</text:p>
        </text:list-item>
        <text:list-item>
          <text:p text:style-name="P85">All other text is considered to be scene content.</text:p>
        </text:list-item>
      </text:list>
      <text:p text:style-name="hlp_5f_head5">Formatting an outline:</text:p>
      <text:p text:style-name="hlp_5f_paragraph">An outline has at least one third level heading.</text:p>
      <text:list xml:id="list31534016"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hlp_5f_list_5f_dot"><text:span text:style-name="hlp_5f_emph">Heading 3</text:span> --&gt; <text:s/>New scene title.</text:p>
        </text:list-item>
        <text:list-item>
          <text:p text:style-name="hlp_5f_list_5f_dot">All other text is considered to be chapter/scene description.</text:p>
        </text:list-item>
      </text:list>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ywoo</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1</text:page-number>/<text:page-count>51</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1" meta:paragraph-count="1257" meta:word-count="13753" meta:character-count="85239"/>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pywoo", "0.99.0") 

  setExtensionDescription("en, de")
  setDisplayName("en", "pywoo - yWriter import/export for OpenOffice.")
  setDisplayName("de", "pywoo - yWriter-Import/Export für OpenOffice.")
  setTooltip("en, de", "en") ' deprecated ! starting from 3.1,use instead setExtensionDescription
  
  setPublisherName("en", "Peter Triesberger", "https://github.com/peter88213")
  setLicense("en")

  beginUpdateInformation("direct", "direct") 
	setUpdateSource("https://raw.githubusercontent.com/peter88213/pywoo/main/", "https://raw.githubusercontent.com/peter88213/pywoo/main/dist/")
  endUpdateInformation
  
  setHelp("en") ' should be after setDisplayName instructions
  
endDescription  



beginAnnexes 
  useLibrary("Basic", "pywoo/")
endAnnexes

beginAddonUI

  beginOfficeHelp
	   beginTitles
	  	setTitle("yWriter Import/Export Help", "en")
    	setTitle("yWriter Import/Export Hilfe", "de")
      endTitles
      setURL("Basic", "pywoo", "help", "show_help")
  endOfficeHelp

  beginOfficeMenuBarMerging  

    beginMergeInstruction("StartModule, Writer, Calc")
    
      setMergePoint(".uno:PickList\.uno:Save", "AddBefore", "Ignore")
      
      beginMergeItems
      
        addSeparator
        
        beginMenu

          beginTitles
	        setTitle("yWriter Import/Export")
          endTitles
		  
          beginMenuItems

			beginCommand
	            beginTitles("Writer, Calc")
			 	    setTitle("Export to yWriter", "en")
			        setTitle("Zu yWriter exportieren", "de")
	            endTitles
	            setURL("Basic", "pywoo", "SaveYw", "export_yw")
			endCommand
      
        	addSeparator
        	
			beginCommand
	            beginTitles
			 	    setTitle("Import from yWriter", "en")
			        setTitle("Von yWriter importieren", "de")
	            endTitles
	            setURL("Basic", "pywoo", "OpenYw", "import_yw")
			endCommand

			beginCommand
	            beginTitles
			 	    setTitle("Import from yWriter for proof reading", "en")
			        setTitle("Von yWriter zum Korrekturlesen importieren", "de")
	            endTitles
	            setURL("Basic", "pywoo", "OpenYw", "proof_yw")
			endCommand
			
        	addSeparator

			beginCommand
	            beginTitles
			 	    setTitle("Brief Synopsis", "en")
			 	    setTitle("Kurze Zusammenfassung", "de")
	            endTitles
	            setURL("Basic", "pywoo", "OpenYw", "get_brf_synopsis")
			endCommand
        	
        	addSeparator

			beginCommand
	            beginTitles
			 	    setTitle("Character list", "en")
			 	    setTitle("Figurenliste", "de")
	            endTitles
	            setURL("Basic", "pywoo", "OpenYw", "get_charlist")
			endCommand
	
			beginCommand
	            beginTitles
			 	    setTitle("Location list", "en")
			 	    setTitle("Schauplatzliste", "de")
		        endTitles
	            setURL("Basic", "pywoo", "OpenYw", "get_loclist")
			endCommand
	
			beginCommand
	            beginTitles
			 	    setTitle("Item list", "en")
			 	    setTitle("Gegenstandsliste", "de")
	            endTitles
	            setURL("Basic", "pywoo", "OpenYw", "get_itemlist")
			endCommand
			
        	addSeparator

			beginCommand
	            beginTitles
			 	    setTitle("Cross reference", "en")
			 	    setTitle("Querverweise", "de")
	            endTitles
	            setURL("Basic", "pywoo", "OpenYw", "get_xref")
			endCommand
			
        	addSeparator

			beginCommand
	            beginTitles
			 	    setTitle("Help", "en")
			        setTitle("Hilfe", "de")
	            endTitles
     			setURL("Basic", "pywoo", "help", "show_help")
			endCommand
			
	       	addSeparator
	
		    beginMenu
		      beginTitles
			    setTitle("Advanced features", "en")
			    setTitle("Für Fortgeschrittene", "de")
	
		      endTitles
		
		      beginMenuItems
		   
				beginCommand
		            beginTitles
				 	    setTitle("Manuscript with chapter and scene sections", "en")
				 	    setTitle("Manuskript mit Kapitel- und Abschnittsbereichen", "de")
		            endTitles
		            setURL("Basic", "pywoo", "OpenYw", "get_manuscript")
				endCommand
	
				beginCommand
		            beginTitles
				 	    setTitle("Scene descriptions", "en")
				 	    setTitle("Abschnittsbeschreibungen", "de")
		            endTitles
		            setURL("Basic", "pywoo", "OpenYw", "get_scenedesc")
				endCommand
	
				beginCommand
		            beginTitles
				 	    setTitle("Chapter descriptions", "en")
				 	    setTitle("Kapitelbeschreibungen", "de")
		            endTitles
		            setURL("Basic", "pywoo", "OpenYw", "get_chapterdesc")
				endCommand
	
				beginCommand
		            beginTitles
				 	    setTitle("Part descriptions", "en")
				 	    setTitle("Teilebeschreibungen", "de")		            
				 	endTitles
		            setURL("Basic", "pywoo", "OpenYw", "get_partdesc")
				endCommand
	
	        	addSeparator
	        	
				beginCommand
		            beginTitles
				 	    setTitle("Character descriptions", "en")
				 	    setTitle("Figurenbeschreibungen", "de")		            
				 	endTitles
		            setURL("Basic", "pywoo", "OpenYw", "get_chardesc")
				endCommand
	
				beginCommand
		            beginTitles
				 	    setTitle("Location descriptions", "en")
				 	    setTitle("Schauplatzbeschreibungen", "de")		            
				 	endTitles
		            setURL("Basic", "pywoo", "OpenYw", "get_locdesc")
				endCommand
	
				beginCommand
		            beginTitles
				 	    setTitle("Item descriptions", "en")
				 	    setTitle("Gegenstandsbeschreibungen", "de")		            
				 	endTitles
		            setURL("Basic", "pywoo", "OpenYw", "get_itemdesc")
				endCommand
	
	        	addSeparator
	
				beginCommand
		            beginTitles
				 	    setTitle("Scene list", "en")
				 	    setTitle("Abschnittsliste", "de")		            
				 	endTitles
		            setURL("Basic", "pywoo", "OpenYw", "get_scenelist")
				endCommand
	
				beginCommand
		            beginTitles
				 	    setTitle("Notes chapters", "en")
				 	    setTitle("Notizen-Kapitel", "de")		            
				 	endTitles
		            setURL("Basic", "pywoo", "OpenYw", "get_notes")
				endCommand
	
			beginCommand
	            beginTitles
			 	    setTitle("Todo chapters", "en")
				 	setTitle("Planungs-Kapitel", "de")		            
	            endTitles
	            setURL("Basic", "pywoo", "OpenYw", "get_todo")
			endCommand

	        	addSeparator
	
				beginCommand
		            beginTitles
				 	    setTitle("Help", "en")
			        	setTitle("Hilfe", "de")
			        endTitles
		            setURL("Basic", "pywoo", "help", "show_adv_help")
				endCommand
	
		      endMenuItems
			
		    endMenu
			  
          endMenuItems
          
        endMenu

        addSeparator

      endMergeItems
      
    endMergeInstruction      
      
    beginMergeInstruction("Writer")
      	setMergePoint(".uno:FormatMenu\.uno:PageDialog", "AddAfter", "AddLast") 

      	beginMergeItems
      
        	addSeparator
        	
			beginCommand
	            beginTitles
			 	    setTitle("Replace scene dividers with blank lines", "en")
			        setTitle("Abschnittstrenner durch Leerzeilen ersetzen", "de")
	            endTitles
	    			setURL("Basic", "pywoo", "yFormat", "to_blank_lines")
			endCommand
   	     
			beginCommand
	            beginTitles
			 	    setTitle("Indent paragraphs that start with '&gt; '", "en")
			        setTitle("Absätze einrücken, die mit '&gt; ' beginnen", "de")
	            endTitles
	    			setURL("Basic", "pywoo", "yFormat", "indent")
			endCommand
             	
			beginCommand
	            beginTitles
			 	    setTitle("Replace list strokes with bullets", "en")
			        setTitle("Aufzählungsstriche ersetzen", "de")
	            endTitles
	    			setURL("Basic", "pywoo", "yFormat", "bullets")
			endCommand
	   	     
        	addSeparator

      	endMergeItems      
      
    endMergeInstruction

  endOfficeMenuBarMerging




  beginAddonMenu

    beginMenu
      beginTitles
	    setTitle("yWriter Import/Export")
      endTitles

      beginMenuItems
   
		beginCommand
            beginTitles("Writer, Calc")
		 	    setTitle("Export to yWriter", "en")
		        setTitle("Zu yWriter exportieren", "de")
            endTitles
            setURL("Basic", "pywoo", "SaveYw", "export_yw")

		endCommand

       	addSeparator

		beginCommand
            beginTitles
		 	    setTitle("Import from yWriter", "en")
		        setTitle("Von yWriter importieren", "de")
            endTitles
            setURL("Basic", "pywoo", "OpenYw", "import_yw")

		endCommand
		
		beginCommand
            beginTitles
		 	    setTitle("Import from yWriter for proof reading", "en")
		        setTitle("Von yWriter zum Korrekturlesen importieren", "de")
            endTitles
            setURL("Basic", "pywoo", "OpenYw", "proof_yw")
		endCommand
		
       	addSeparator

		beginCommand
            beginTitles
		 	    setTitle("Brief Synopsis", "en")
		 	    setTitle("Kurze Zusammenfassung", "de")
            endTitles
            setURL("Basic", "pywoo", "OpenYw", "get_brf_synopsis")
		endCommand
       	
       	addSeparator

		beginCommand
            beginTitles
		 	    setTitle("Character list", "en")
		 	    setTitle("Figurenliste", "de")
            endTitles
            setURL("Basic", "pywoo", "OpenYw", "get_charlist")
		endCommand

		beginCommand
            beginTitles
		 	    setTitle("Location list", "en")
		 	    setTitle("Schauplatzliste", "de")
	        endTitles
            setURL("Basic", "pywoo", "OpenYw", "get_loclist")
		endCommand

		beginCommand
            beginTitles
		 	    setTitle("Item list", "en")
		 	    setTitle("Gegenstandsliste", "de")
            endTitles
            setURL("Basic", "pywoo", "OpenYw", "get_itemlist")
		endCommand

      	addSeparator

		beginCommand
            beginTitles
		 	    setTitle("Cross reference", "en")
		 	    setTitle("Querverweise", "de")
            endTitles
            setURL("Basic", "pywoo", "OpenYw", "get_xref")
		endCommand
			
      	addSeparator

		beginCommand
            beginTitles
		 	    setTitle("Help", "en")
		        setTitle("Hilfe", "de")
            endTitles
     		setURL("Basic", "pywoo", "help", "show_help")
		endCommand
		
        addSeparator
        		
	    beginMenu
	      beginTitles
		    setTitle("Advanced features", "en")
			setTitle("Für Fortgeschrittene", "de")
	      endTitles
	
	      beginMenuItems
	   
			beginCommand
	            beginTitles
			 	    setTitle("Manuscript with chapter and scene sections", "en")
				 	setTitle("Manuskript mit Kapitel- und Abschnittsbereichen", "de")
	            endTitles
	            setURL("Basic", "pywoo", "OpenYw", "get_manuscript")
			endCommand

			beginCommand
	            beginTitles
			 	    setTitle("Scene descriptions", "en")
				 	setTitle("Abschnittsbeschreibungen", "de")
	            endTitles
	            setURL("Basic", "pywoo", "OpenYw", "get_scenedesc")
			endCommand

			beginCommand
	            beginTitles
			 	    setTitle("Chapter descriptions", "en")
				 	setTitle("Kapitelbeschreibungen", "de")
	            endTitles
	            setURL("Basic", "pywoo", "OpenYw", "get_chapterdesc")
			endCommand

			beginCommand
	            beginTitles
			 	    setTitle("Part descriptions", "en")
				 	setTitle("Teilebeschreibungen", "de")		            
	            endTitles
	            setURL("Basic", "pywoo", "OpenYw", "get_partdesc")
			endCommand

        	addSeparator
        	
			beginCommand
	            beginTitles
			 	    setTitle("Character descriptions", "en")
				 	setTitle("Figurenbeschreibungen", "de")		            
	            endTitles
	            setURL("Basic", "pywoo", "OpenYw", "get_chardesc")
			endCommand

			beginCommand
	            beginTitles
			 	    setTitle("Location descriptions", "en")
				 	setTitle("Schauplatzbeschreibungen", "de")		            
	            endTitles
	            setURL("Basic", "pywoo", "OpenYw", "get_locdesc")
			endCommand

			beginCommand
	            beginTitles
			 	    setTitle("Item descriptions", "en")
				 	setTitle("Gegenstandsbeschreibungen", "de")		            
	            endTitles
	            setURL("Basic", "pywoo", "OpenYw", "get_itemdesc")
			endCommand

        	addSeparator

			beginCommand
	            beginTitles
			 	    setTitle("Scene list", "en")
				 	setTitle("Abschnittsliste", "de")		            
	            endTitles
	            setURL("Basic", "pywoo", "OpenYw", "get_scenelist")
			endCommand

			beginCommand
	            beginTitles
			 	    setTitle("Notes chapters", "en")
				 	setTitle("Notizen-Kapitel", "de")		            
	            endTitles
	            setURL("Basic", "pywoo", "OpenYw", "get_notes")
			endCommand

			beginCommand
	            beginTitles
			 	    setTitle("Todo chapters", "en")
				 	setTitle("Planungs-Kapitel", "de")		            
	            endTitles
	            setURL("Basic", "pywoo", "OpenYw", "get_todo")
			endCommand

        	addSeparator

			beginCommand
	            beginTitles
			 	    setTitle("Help", "en")
		        	setTitle("Hilfe", "de")
	            endTitles
	            setURL("Basic", "pywoo", "help", "show_adv_help")
			endCommand

		  endMenuItems
		
	    endMenu

       	addSeparator

		beginCommand
            beginTitles
		 	    setTitle("Replace scene dividers with blank lines", "en")
		        setTitle("Abschnittstrenner durch Leerzeilen ersetzen", "de")
            endTitles
    			setURL("Basic", "pywoo", "yFormat", "to_blank_lines")
		endCommand

		beginCommand
            beginTitles
		 	    setTitle("Indent paragraphs that start with '&gt; '", "en")
		        setTitle("Absätze einrücken, die mit '&gt; ' beginnen", "de")
            endTitles
    			setURL("Basic", "pywoo", "yFormat", "indent")
		endCommand
		
		beginCommand
            beginTitles
		 	    setTitle("Replace list strokes with bullets", "en")
		        setTitle("Aufzählungsstriche ersetzen", "de")
            endTitles
    			setURL("Basic", "pywoo", "yFormat", "bullets")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